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29.14mm"/>
    </style:style>
    <style:style style:name="co5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 style:data-style-name="N104"/>
    <style:style style:name="ce3" style:family="table-cell" style:parent-style-name="Default" style:data-style-name="N105"/>
    <style:style style:name="ce2" style:family="table-cell" style:parent-style-name="Default">
      <style:text-properties style:font-name="Liberation Sans" style:font-name-asian="AR PL SungtiL GB" style:font-name-complex="FreeSans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 style:data-style-name="N105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text-outline="false" style:text-line-through-style="none" style:text-line-through-type="none" style:font-name="DejaVu Sans Mono" fo:font-size="11.5pt" fo:language="none" fo:country="none" fo:font-style="normal" fo:text-shadow="none" style:text-underline-style="none" style:text-underline-mode="continuous" style:text-overline-mode="continuous" style:text-line-through-mode="continuous" style:font-size-asian="11.5pt" style:language-asian="none" style:country-asian="none" style:font-style-asian="normal" style:font-size-complex="11.5pt" style:language-complex="none" style:country-complex="none" style:font-style-complex="normal" style:text-emphasize="none" style:font-relief="none" style:text-overline-style="none" style:text-overline-color="font-color"/>
    </style:style>
    <style:style style:name="T1" style:family="text">
      <style:text-properties fo:color="#ff8100" style:font-size-asian="11.5pt" style:font-style-asian="normal" style:font-size-complex="11.5pt" fo:font-weight="bold" fo:font-style="normal" style:font-name-asian="DejaVu Sans Mono" fo:font-size="11.5pt" style:font-name-complex="DejaVu Sans Mono" style:font-style-complex="normal" style:font-name="DejaVu Sans Mono" style:font-weight-asian="bold" style:font-weight-complex="bold"/>
    </style:style>
    <style:style style:name="T2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complex="normal" fo:color="#bdcddb" fo:font-weight="normal" style:font-weight-asian="normal"/>
    </style:style>
    <style:style style:name="T3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complex="normal" fo:font-weight="normal" style:font-weight-asian="normal" fo:color="#a9b7c6"/>
    </style:style>
    <style:style style:name="T4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complex="normal" fo:font-weight="normal" style:font-weight-asian="normal" fo:color="#6897bb"/>
    </style:style>
    <style:style style:name="T5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complex="normal" fo:font-weight="normal" style:font-weight-asian="normal" fo:color="#cc7832"/>
    </style:style>
    <style:style style:name="T6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fo:color="#ff8100" style:font-weight-asian="bold" style:font-weight-complex="bold" fo:font-weight="bold"/>
    </style:style>
    <style:style style:name="T7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fo:font-weight="normal" style:font-weight-complex="normal" fo:color="#bdcddb" style:font-weight-asian="normal"/>
    </style:style>
    <style:style style:name="T8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fo:font-weight="normal" style:font-weight-complex="normal" style:font-weight-asian="normal" fo:color="#a9b7c6"/>
    </style:style>
    <style:style style:name="T9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fo:font-weight="normal" style:font-weight-complex="normal" style:font-weight-asian="normal" fo:color="#6897bb"/>
    </style:style>
    <style:style style:name="T10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fo:font-weight="normal" style:font-weight-complex="normal" style:font-weight-asian="normal" fo:color="#cc7832"/>
    </style:style>
    <style:style style:name="T11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fo:color="#ff8100" style:font-weight-asian="bold" fo:font-weight="bold" style:font-weight-complex="bold"/>
    </style:style>
    <style:style style:name="T12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asian="normal" fo:font-weight="normal" style:font-weight-complex="normal" fo:color="#bdcddb"/>
    </style:style>
    <style:style style:name="T13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asian="normal" fo:font-weight="normal" style:font-weight-complex="normal" fo:color="#a9b7c6"/>
    </style:style>
    <style:style style:name="T14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asian="normal" fo:font-weight="normal" style:font-weight-complex="normal" fo:color="#6897bb"/>
    </style:style>
    <style:style style:name="T15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asian="normal" fo:font-weight="normal" style:font-weight-complex="normal" fo:color="#cc7832"/>
    </style:style>
    <style:style style:name="T16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fo:font-weight="normal" style:font-weight-asian="normal" style:font-weight-complex="normal" fo:color="#bdcddb"/>
    </style:style>
    <style:style style:name="T17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fo:font-weight="normal" style:font-weight-asian="normal" style:font-weight-complex="normal" fo:color="#a9b7c6"/>
    </style:style>
    <style:style style:name="T18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fo:font-weight="normal" style:font-weight-asian="normal" style:font-weight-complex="normal" fo:color="#6897bb"/>
    </style:style>
    <style:style style:name="T19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fo:font-weight="normal" style:font-weight-asian="normal" style:font-weight-complex="normal" fo:color="#cc7832"/>
    </style:style>
    <style:style style:name="T20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complex="bold" fo:color="#ff8100" fo:font-weight="bold" style:font-weight-asian="bold"/>
    </style:style>
    <style:style style:name="T21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asian="normal" style:font-weight-complex="normal" fo:font-weight="normal" fo:color="#bdcddb"/>
    </style:style>
    <style:style style:name="T22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asian="normal" style:font-weight-complex="normal" fo:font-weight="normal" fo:color="#a9b7c6"/>
    </style:style>
    <style:style style:name="T23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asian="normal" style:font-weight-complex="normal" fo:font-weight="normal" fo:color="#6897bb"/>
    </style:style>
    <style:style style:name="T24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asian="normal" style:font-weight-complex="normal" fo:font-weight="normal" fo:color="#cc7832"/>
    </style:style>
    <style:style style:name="T25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complex="bold" style:font-weight-asian="bold" fo:color="#ff8100" fo:font-weight="bold"/>
    </style:style>
    <style:style style:name="T26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complex="normal" fo:color="#bdcddb" style:font-weight-asian="normal" fo:font-weight="normal"/>
    </style:style>
    <style:style style:name="T27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complex="normal" style:font-weight-asian="normal" fo:font-weight="normal" fo:color="#a9b7c6"/>
    </style:style>
    <style:style style:name="T28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complex="normal" style:font-weight-asian="normal" fo:font-weight="normal" fo:color="#6897bb"/>
    </style:style>
    <style:style style:name="T29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complex="normal" style:font-weight-asian="normal" fo:font-weight="normal" fo:color="#cc7832"/>
    </style:style>
    <style:style style:name="T30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fo:font-weight="bold" fo:color="#ff8100" style:font-weight-complex="bold" style:font-weight-asian="bold"/>
    </style:style>
    <style:style style:name="T31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fo:color="#bdcddb" style:font-weight-complex="normal" style:font-weight-asian="normal" fo:font-weight="normal"/>
    </style:style>
    <style:style style:name="T32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fo:font-weight="bold" style:font-weight-asian="bold" fo:color="#ff8100" style:font-weight-complex="bold"/>
    </style:style>
    <style:style style:name="T33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style:font-weight-asian="normal" fo:color="#bdcddb" fo:font-weight="normal" style:font-weight-complex="normal"/>
    </style:style>
    <style:style style:name="T34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fo:color="#ff8100" fo:font-weight="bold" style:font-weight-asian="bold" style:font-weight-complex="bold"/>
    </style:style>
    <style:style style:name="T35" style:family="text">
      <style:text-properties style:font-size-asian="11.5pt" style:font-style-asian="normal" style:font-size-complex="11.5pt" fo:font-style="normal" style:font-name-asian="DejaVu Sans Mono" fo:font-size="11.5pt" style:font-name-complex="DejaVu Sans Mono" style:font-style-complex="normal" style:font-name="DejaVu Sans Mono" fo:color="#bdcddb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Voraz</text:p>
          </table:table-cell>
          <table:table-cell office:value-type="string" calcext:value-type="string">
            <text:p>Valor</text:p>
          </table:table-cell>
          <table:table-cell table:style-name="Default"/>
          <table:table-cell office:value-type="string" calcext:value-type="string">
            <text:p>ProgDin</text:p>
          </table:table-cell>
          <table:table-cell office:value-type="string" calcext:value-type="string">
            <text:p>Valor</text:p>
          </table:table-cell>
          <table:table-cell/>
          <table:table-cell office:value-type="string" calcext:value-type="string">
            <text:p>RamPoda(Int)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Nodos </text:p>
          </table:table-cell>
          <table:table-cell/>
          <table:table-cell office:value-type="string" calcext:value-type="string">
            <text:p>RamPoda (Real)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Nodos </text:p>
          </table:table-cell>
        </table:table-row>
        <table:table-row table:style-name="ro1">
          <table:table-cell office:value-type="string" calcext:value-type="string">
            <text:p>1000A</text:p>
          </table:table-cell>
          <table:table-cell office:value-type="float" office:value="0.000249734" calcext:value-type="float">
            <text:p>0,000249734</text:p>
          </table:table-cell>
          <table:table-cell office:value-type="float" office:value="12803.3" calcext:value-type="float">
            <text:p>12803,3</text:p>
          </table:table-cell>
          <table:table-cell table:style-name="Default"/>
          <table:table-cell table:style-name="ce3" office:value-type="float" office:value="0.052043233" calcext:value-type="float">
            <text:p>0,0520</text:p>
          </table:table-cell>
          <table:table-cell office:value-type="float" office:value="13165.8" calcext:value-type="float">
            <text:p>13165,8</text:p>
          </table:table-cell>
          <table:table-cell/>
          <table:table-cell table:style-name="ce3" office:value-type="float" office:value="0.060237667" calcext:value-type="float">
            <text:p>0,0602</text:p>
          </table:table-cell>
          <table:table-cell office:value-type="float" office:value="13165.8" calcext:value-type="float">
            <text:p>13165,8</text:p>
          </table:table-cell>
          <table:table-cell office:value-type="float" office:value="1107" calcext:value-type="float">
            <text:p>1107</text:p>
          </table:table-cell>
          <table:table-cell/>
          <table:table-cell table:style-name="ce3" office:value-type="float" office:value="0.017049" calcext:value-type="float">
            <text:p>0,0170</text:p>
          </table:table-cell>
          <table:table-cell office:value-type="float" office:value="12801" calcext:value-type="float">
            <text:p>12801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1000B</text:p>
          </table:table-cell>
          <table:table-cell office:value-type="float" office:value="0.000261837" calcext:value-type="float">
            <text:p>0,000261837</text:p>
          </table:table-cell>
          <table:table-cell table:style-name="ce1" office:value-type="float" office:value="12445.7" calcext:value-type="float">
            <text:p>12445,7</text:p>
          </table:table-cell>
          <table:table-cell table:style-name="Default"/>
          <table:table-cell table:style-name="ce3" office:value-type="float" office:value="0.051152667" calcext:value-type="float">
            <text:p>0,0512</text:p>
          </table:table-cell>
          <table:table-cell office:value-type="float" office:value="12972.5" calcext:value-type="float">
            <text:p>12972,5</text:p>
          </table:table-cell>
          <table:table-cell/>
          <table:table-cell table:style-name="ce3" office:value-type="float" office:value="0.064383" calcext:value-type="float">
            <text:p>0,0644</text:p>
          </table:table-cell>
          <table:table-cell office:value-type="float" office:value="12972.5" calcext:value-type="float">
            <text:p>12972,5</text:p>
          </table:table-cell>
          <table:table-cell office:value-type="float" office:value="1750" calcext:value-type="float">
            <text:p>1750</text:p>
          </table:table-cell>
          <table:table-cell/>
          <table:table-cell table:style-name="ce3" office:value-type="float" office:value="0.0130086" calcext:value-type="float">
            <text:p>0,0130</text:p>
          </table:table-cell>
          <table:table-cell office:value-type="float" office:value="12444.5" calcext:value-type="float">
            <text:p>12444,5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string" calcext:value-type="string">
            <text:p>1000C</text:p>
          </table:table-cell>
          <table:table-cell office:value-type="float" office:value="0.000251872" calcext:value-type="float">
            <text:p>0,000251872</text:p>
          </table:table-cell>
          <table:table-cell office:value-type="float" office:value="12905.5" calcext:value-type="float">
            <text:p>12905,5</text:p>
          </table:table-cell>
          <table:table-cell table:style-name="Default"/>
          <table:table-cell table:style-name="ce3" office:value-type="float" office:value="0.0511112" calcext:value-type="float">
            <text:p>0,0511</text:p>
          </table:table-cell>
          <table:table-cell office:value-type="float" office:value="13647.5" calcext:value-type="float">
            <text:p>13647,5</text:p>
          </table:table-cell>
          <table:table-cell/>
          <table:table-cell table:style-name="ce3" office:value-type="float" office:value="0.0632478" calcext:value-type="float">
            <text:p>0,0632</text:p>
          </table:table-cell>
          <table:table-cell office:value-type="float" office:value="13647.5" calcext:value-type="float">
            <text:p>13647,5</text:p>
          </table:table-cell>
          <table:table-cell office:value-type="float" office:value="1050" calcext:value-type="float">
            <text:p>1050</text:p>
          </table:table-cell>
          <table:table-cell/>
          <table:table-cell table:style-name="ce3" office:value-type="float" office:value="0.0109592" calcext:value-type="float">
            <text:p>0,0110</text:p>
          </table:table-cell>
          <table:table-cell office:value-type="float" office:value="12904.1" calcext:value-type="float">
            <text:p>12904,1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style-name="ce3"/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100000A</text:p>
          </table:table-cell>
          <table:table-cell office:value-type="float" office:value="0.042171933" calcext:value-type="float">
            <text:p>0,042171933</text:p>
          </table:table-cell>
          <table:table-cell office:value-type="float" office:value="128475" calcext:value-type="float">
            <text:p>128475</text:p>
          </table:table-cell>
          <table:table-cell table:style-name="Default"/>
          <table:table-cell table:style-name="ce3" office:value-type="float" office:value="5.45513" calcext:value-type="float">
            <text:p>5,4551</text:p>
          </table:table-cell>
          <table:table-cell office:value-type="float" office:value="159232" calcext:value-type="float">
            <text:p>159232</text:p>
          </table:table-cell>
          <table:table-cell/>
          <table:table-cell table:style-name="ce3" office:value-type="float" office:value="5.60103" calcext:value-type="float">
            <text:p>5,6010</text:p>
          </table:table-cell>
          <table:table-cell office:value-type="float" office:value="159232" calcext:value-type="float">
            <text:p>159232</text:p>
          </table:table-cell>
          <table:table-cell office:value-type="float" office:value="100000" calcext:value-type="float">
            <text:p>100000</text:p>
          </table:table-cell>
          <table:table-cell/>
          <table:table-cell table:style-name="ce3" office:value-type="float" office:value="38.5951" calcext:value-type="float">
            <text:p>38,5951</text:p>
          </table:table-cell>
          <table:table-cell office:value-type="float" office:value="128474" calcext:value-type="float">
            <text:p>128474</text:p>
          </table:table-cell>
          <table:table-cell office:value-type="float" office:value="109963" calcext:value-type="float">
            <text:p>109963</text:p>
          </table:table-cell>
        </table:table-row>
        <table:table-row table:style-name="ro1">
          <table:table-cell office:value-type="string" calcext:value-type="string">
            <text:p>100000B</text:p>
          </table:table-cell>
          <table:table-cell office:value-type="float" office:value="0.0421377" calcext:value-type="float">
            <text:p>0,0421377</text:p>
          </table:table-cell>
          <table:table-cell office:value-type="float" office:value="133659" calcext:value-type="float">
            <text:p>133659</text:p>
          </table:table-cell>
          <table:table-cell table:style-name="Default"/>
          <table:table-cell table:style-name="ce3" office:value-type="float" office:value="5.43817" calcext:value-type="float">
            <text:p>5,4382</text:p>
          </table:table-cell>
          <table:table-cell office:value-type="float" office:value="156013" calcext:value-type="float">
            <text:p>156013</text:p>
          </table:table-cell>
          <table:table-cell/>
          <table:table-cell table:style-name="ce3" office:value-type="float" office:value="5.50772" calcext:value-type="float">
            <text:p>5,5077</text:p>
          </table:table-cell>
          <table:table-cell office:value-type="float" office:value="156013" calcext:value-type="float">
            <text:p>156013</text:p>
          </table:table-cell>
          <table:table-cell office:value-type="float" office:value="100000" calcext:value-type="float">
            <text:p>100000</text:p>
          </table:table-cell>
          <table:table-cell/>
          <table:table-cell table:style-name="ce3" office:value-type="float" office:value="66.7556" calcext:value-type="float">
            <text:p>66,7556</text:p>
          </table:table-cell>
          <table:table-cell office:value-type="float" office:value="133659" calcext:value-type="float">
            <text:p>133659</text:p>
          </table:table-cell>
          <table:table-cell office:value-type="float" office:value="157155" calcext:value-type="float">
            <text:p>157155</text:p>
          </table:table-cell>
        </table:table-row>
        <table:table-row table:style-name="ro1">
          <table:table-cell office:value-type="string" calcext:value-type="string">
            <text:p>100000C</text:p>
          </table:table-cell>
          <table:table-cell office:value-type="float" office:value="0.042296433" calcext:value-type="float">
            <text:p>0,042296433</text:p>
          </table:table-cell>
          <table:table-cell office:value-type="float" office:value="129030" calcext:value-type="float">
            <text:p>129030</text:p>
          </table:table-cell>
          <table:table-cell table:style-name="Default"/>
          <table:table-cell table:style-name="ce3" office:value-type="float" office:value="5.42873" calcext:value-type="float">
            <text:p>5,4287</text:p>
          </table:table-cell>
          <table:table-cell office:value-type="float" office:value="157786" calcext:value-type="float">
            <text:p>157786</text:p>
          </table:table-cell>
          <table:table-cell/>
          <table:table-cell table:style-name="ce3" office:value-type="float" office:value="5.50361" calcext:value-type="float">
            <text:p>5,5036</text:p>
          </table:table-cell>
          <table:table-cell office:value-type="float" office:value="157786" calcext:value-type="float">
            <text:p>157786</text:p>
          </table:table-cell>
          <table:table-cell office:value-type="float" office:value="100000" calcext:value-type="float">
            <text:p>100000</text:p>
          </table:table-cell>
          <table:table-cell/>
          <table:table-cell table:style-name="ce3" office:value-type="float" office:value="33.7666" calcext:value-type="float">
            <text:p>33,7666</text:p>
          </table:table-cell>
          <table:table-cell office:value-type="float" office:value="129029" calcext:value-type="float">
            <text:p>129029</text:p>
          </table:table-cell>
          <table:table-cell office:value-type="float" office:value="102094" calcext:value-type="float">
            <text:p>102094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Mochila 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0000A</text:p>
          </table:table-cell>
          <table:table-cell office:value-type="float" office:value="0.460419333" calcext:value-type="float">
            <text:p>0,460419333</text:p>
          </table:table-cell>
          <table:table-cell office:value-type="float" office:value="410797" calcext:value-type="float">
            <text:p>410797</text:p>
          </table:table-cell>
          <table:table-cell table:style-name="Default"/>
          <table:table-cell office:value-type="float" office:value="202.289" calcext:value-type="float">
            <text:p>202,289</text:p>
          </table:table-cell>
          <table:table-cell office:value-type="float" office:value="596031" calcext:value-type="float">
            <text:p>596031</text:p>
          </table:table-cell>
          <table:table-cell/>
          <table:table-cell office:value-type="float" office:value="17.9499" calcext:value-type="float">
            <text:p>17,9499</text:p>
          </table:table-cell>
          <table:table-cell office:value-type="float" office:value="596031" calcext:value-type="float">
            <text:p>596031</text:p>
          </table:table-cell>
          <table:table-cell office:value-type="float" office:value="1000000" calcext:value-type="float">
            <text:p>1000000</text:p>
          </table:table-cell>
          <table:table-cell/>
          <table:table-cell office:value-type="float" office:value="10156.7" calcext:value-type="float">
            <text:p>10156,7</text:p>
          </table:table-cell>
          <table:table-cell office:value-type="float" office:value="410797" calcext:value-type="float">
            <text:p>410797</text:p>
          </table:table-cell>
          <table:table-cell office:value-type="float" office:value="1011655" calcext:value-type="float">
            <text:p>1011655</text:p>
          </table:table-cell>
        </table:table-row>
        <table:table-row table:style-name="ro1">
          <table:table-cell office:value-type="string" calcext:value-type="string">
            <text:p>1000000B</text:p>
          </table:table-cell>
          <table:table-cell office:value-type="float" office:value="0.454218333" calcext:value-type="float">
            <text:p>0,454218333</text:p>
          </table:table-cell>
          <table:table-cell office:value-type="float" office:value="408655" calcext:value-type="float">
            <text:p>408655</text:p>
          </table:table-cell>
          <table:table-cell table:style-name="Default"/>
          <table:table-cell office:value-type="float" office:value="227.599" calcext:value-type="float">
            <text:p>227,599</text:p>
          </table:table-cell>
          <table:table-cell office:value-type="float" office:value="591627" calcext:value-type="float">
            <text:p>591627</text:p>
          </table:table-cell>
          <table:table-cell/>
          <table:table-cell office:value-type="float" office:value="18.1143" calcext:value-type="float">
            <text:p>18,1143</text:p>
          </table:table-cell>
          <table:table-cell office:value-type="float" office:value="591627" calcext:value-type="float">
            <text:p>591627</text:p>
          </table:table-cell>
          <table:table-cell office:value-type="float" office:value="1000000" calcext:value-type="float">
            <text:p>1000000</text:p>
          </table:table-cell>
          <table:table-cell/>
          <table:table-cell office:value-type="float" office:value="11803.6" calcext:value-type="float">
            <text:p>11803,6</text:p>
          </table:table-cell>
          <table:table-cell office:value-type="float" office:value="408655" calcext:value-type="float">
            <text:p>408655</text:p>
          </table:table-cell>
          <table:table-cell office:value-type="float" office:value="1104093" calcext:value-type="float">
            <text:p>1104093</text:p>
          </table:table-cell>
        </table:table-row>
        <table:table-row table:style-name="ro1">
          <table:table-cell office:value-type="string" calcext:value-type="string">
            <text:p>1000000C</text:p>
          </table:table-cell>
          <table:table-cell office:value-type="float" office:value="0.45719" calcext:value-type="float">
            <text:p>0,45719</text:p>
          </table:table-cell>
          <table:table-cell office:value-type="float" office:value="407775" calcext:value-type="float">
            <text:p>407775</text:p>
          </table:table-cell>
          <table:table-cell table:style-name="Default"/>
          <table:table-cell office:value-type="float" office:value="243.982" calcext:value-type="float">
            <text:p>243,982</text:p>
          </table:table-cell>
          <table:table-cell office:value-type="float" office:value="592740" calcext:value-type="float">
            <text:p>592740</text:p>
          </table:table-cell>
          <table:table-cell/>
          <table:table-cell office:value-type="float" office:value="17.7164" calcext:value-type="float">
            <text:p>17,7164</text:p>
          </table:table-cell>
          <table:table-cell office:value-type="float" office:value="592740" calcext:value-type="float">
            <text:p>592740</text:p>
          </table:table-cell>
          <table:table-cell office:value-type="float" office:value="1000000" calcext:value-type="float">
            <text:p>1000000</text:p>
          </table:table-cell>
          <table:table-cell/>
          <table:table-cell office:value-type="float" office:value="9890.5" calcext:value-type="float">
            <text:p>9890,5</text:p>
          </table:table-cell>
          <table:table-cell office:value-type="float" office:value="407775" calcext:value-type="float">
            <text:p>407775</text:p>
          </table:table-cell>
          <table:table-cell office:value-type="float" office:value="1017631" calcext:value-type="float">
            <text:p>1017631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10000000A</text:p>
          </table:table-cell>
          <table:table-cell table:style-name="ce5" office:value-type="float" office:value="5.24746" calcext:value-type="float">
            <text:p>5,247</text:p>
          </table:table-cell>
          <table:table-cell office:value-type="string" calcext:value-type="string">
            <text:p>1.28659e+06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10000000B</text:p>
          </table:table-cell>
          <table:table-cell table:style-name="ce5" office:value-type="float" office:value="5.12904" calcext:value-type="float">
            <text:p>5,129</text:p>
          </table:table-cell>
          <table:table-cell office:value-type="string" calcext:value-type="string">
            <text:p>1.29597e+06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10000000C</text:p>
          </table:table-cell>
          <table:table-cell table:style-name="ce5" office:value-type="float" office:value="5.08292" calcext:value-type="float">
            <text:p>5,083</text:p>
          </table:table-cell>
          <table:table-cell office:value-type="string" calcext:value-type="string">
            <text:p>1.28924e+06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ce5"/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100000000A</text:p>
          </table:table-cell>
          <table:table-cell table:style-name="ce5" office:value-type="float" office:value="58.0561" calcext:value-type="float">
            <text:p>58,056</text:p>
          </table:table-cell>
          <table:table-cell office:value-type="string" calcext:value-type="string">
            <text:p>4.06947e+06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100000000B</text:p>
          </table:table-cell>
          <table:table-cell table:style-name="ce5" office:value-type="float" office:value="58.5779" calcext:value-type="float">
            <text:p>58,578</text:p>
          </table:table-cell>
          <table:table-cell office:value-type="string" calcext:value-type="string">
            <text:p>4.08822e+06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100000000C</text:p>
          </table:table-cell>
          <table:table-cell table:style-name="ce5" office:value-type="float" office:value="58.1895" calcext:value-type="float">
            <text:p>58,190</text:p>
          </table:table-cell>
          <table:table-cell office:value-type="string" calcext:value-type="string">
            <text:p>4.09475e+06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number-columns-repeated="3"/>
          <table:table-cell table:style-name="Default"/>
          <table:table-cell table:style-name="ce4" office:value-type="string" calcext:value-type="string">
            <text:p><text:span text:style-name="T1">const int </text:span><text:span text:style-name="T2">MAX_GENERACIONES </text:span><text:span text:style-name="T3">= </text:span><text:span text:style-name="T4">1000</text:span><text:span text:style-name="T5">;</text:span><text:span text:style-name="T6">const int </text:span><text:span text:style-name="T7">TAM_POBL </text:span><text:span text:style-name="T8">= </text:span><text:span text:style-name="T9">100</text:span><text:span text:style-name="T10">;</text:span><text:span text:style-name="T11">const int </text:span><text:span text:style-name="T12">TAM_ULT </text:span><text:span text:style-name="T13">= </text:span><text:span text:style-name="T14">10</text:span><text:span text:style-name="T15">;</text:span><text:span text:style-name="T11">const double </text:span><text:span text:style-name="T16">PROB_MUTACION </text:span><text:span text:style-name="T17">= </text:span><text:span text:style-name="T18">0.05</text:span><text:span text:style-name="T19">;</text:span><text:span text:style-name="T20">const double </text:span><text:span text:style-name="T21">PORC_MUTACION </text:span><text:span text:style-name="T22">= </text:span><text:span text:style-name="T23">0.01</text:span><text:span text:style-name="T24">;</text:span><text:span text:style-name="T25">const double </text:span><text:span text:style-name="T7">PROB_CRUCE </text:span><text:span text:style-name="T8">= </text:span><text:span text:style-name="T9">0.85</text:span><text:span text:style-name="T10">;</text:span><text:span text:style-name="T20">const double </text:span><text:span text:style-name="T26">PROB_ELITISMO </text:span><text:span text:style-name="T27">= </text:span><text:span text:style-name="T28">0.1</text:span><text:span text:style-name="T29">;</text:span><text:span text:style-name="T30">const double </text:span><text:span text:style-name="T31">PROB_1CUARTIL </text:span><text:span text:style-name="T27">= </text:span><text:span text:style-name="T28">0.5</text:span><text:span text:style-name="T29">;</text:span><text:span text:style-name="T32">const double </text:span><text:span text:style-name="T33">PROB_2CUARTIL </text:span><text:span text:style-name="T13">= </text:span><text:span text:style-name="T14">0.8</text:span><text:span text:style-name="T15">;</text:span><text:span text:style-name="T34">const double </text:span><text:span text:style-name="T35">PROB_3CUARTIL </text:span><text:span text:style-name="T17">= </text:span><text:span text:style-name="T18">0.95</text:span><text:span text:style-name="T19">;</text:span>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arametros A</text:p>
          </table:table-cell>
          <table:table-cell/>
          <table:table-cell table:style-name="Default" office:value-type="string" calcext:value-type="string">
            <text:p>Parametros B</text:p>
          </table:table-cell>
          <table:table-cell table:style-name="ce4"/>
          <table:table-cell table:number-columns-repeated="9"/>
        </table:table-row>
        <table:table-row table:style-name="ro1">
          <table:table-cell/>
          <table:table-cell office:value-type="string" calcext:value-type="string">
            <text:p>Genetico</text:p>
          </table:table-cell>
          <table:table-cell office:value-type="string" calcext:value-type="string">
            <text:p>Valor</text:p>
          </table:table-cell>
          <table:table-cell table:style-name="Default" office:value-type="string" calcext:value-type="string">
            <text:p>Genetico</text:p>
          </table:table-cell>
          <table:table-cell office:value-type="string" calcext:value-type="string">
            <text:p>Val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0A</text:p>
          </table:table-cell>
          <table:table-cell office:value-type="float" office:value="1.3657" calcext:value-type="float">
            <text:p>1,3657</text:p>
          </table:table-cell>
          <table:table-cell office:value-type="float" office:value="6365.26" calcext:value-type="float">
            <text:p>6365,26</text:p>
          </table:table-cell>
          <table:table-cell office:value-type="float" office:value="4.17775" calcext:value-type="float">
            <text:p>4,1778</text:p>
          </table:table-cell>
          <table:table-cell office:value-type="float" office:value="8404.04" calcext:value-type="float">
            <text:p>8404,04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0.880386" calcext:value-type="float">
            <text:p>0,8804</text:p>
          </table:table-cell>
          <table:table-cell office:value-type="float" office:value="5698.52" calcext:value-type="float">
            <text:p>5698,52</text:p>
          </table:table-cell>
          <table:table-cell office:value-type="float" office:value="4.83699" calcext:value-type="float">
            <text:p>4,8370</text:p>
          </table:table-cell>
          <table:table-cell office:value-type="float" office:value="8083.7" calcext:value-type="float">
            <text:p>8083,7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1.55099" calcext:value-type="float">
            <text:p>1,5510</text:p>
          </table:table-cell>
          <table:table-cell office:value-type="float" office:value="7309.02" calcext:value-type="float">
            <text:p>7309,02</text:p>
          </table:table-cell>
          <table:table-cell office:value-type="float" office:value="5.81334" calcext:value-type="float">
            <text:p>5,8133</text:p>
          </table:table-cell>
          <table:table-cell office:value-type="float" office:value="9103.2" calcext:value-type="float">
            <text:p>9103,2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0.824554" calcext:value-type="float">
            <text:p>0,8246</text:p>
          </table:table-cell>
          <table:table-cell office:value-type="float" office:value="5592.46" calcext:value-type="float">
            <text:p>5592,46</text:p>
          </table:table-cell>
          <table:table-cell office:value-type="float" office:value="3.2265" calcext:value-type="float">
            <text:p>3,2265</text:p>
          </table:table-cell>
          <table:table-cell office:value-type="float" office:value="8385.36" calcext:value-type="float">
            <text:p>8385,36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1.68257" calcext:value-type="float">
            <text:p>1,6826</text:p>
          </table:table-cell>
          <table:table-cell office:value-type="float" office:value="6509.06" calcext:value-type="float">
            <text:p>6509,06</text:p>
          </table:table-cell>
          <table:table-cell office:value-type="float" office:value="4.29549" calcext:value-type="float">
            <text:p>4,2955</text:p>
          </table:table-cell>
          <table:table-cell office:value-type="float" office:value="8745.99" calcext:value-type="float">
            <text:p>8745,99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1.58599" calcext:value-type="float">
            <text:p>1,5860</text:p>
          </table:table-cell>
          <table:table-cell office:value-type="float" office:value="6647.46" calcext:value-type="float">
            <text:p>6647,46</text:p>
          </table:table-cell>
          <table:table-cell office:value-type="float" office:value="6.2247" calcext:value-type="float">
            <text:p>6,2247</text:p>
          </table:table-cell>
          <table:table-cell office:value-type="float" office:value="9080.07" calcext:value-type="float">
            <text:p>9080,07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1.34314" calcext:value-type="float">
            <text:p>1,3431</text:p>
          </table:table-cell>
          <table:table-cell office:value-type="float" office:value="6935.55" calcext:value-type="float">
            <text:p>6935,55</text:p>
          </table:table-cell>
          <table:table-cell office:value-type="float" office:value="1.69271" calcext:value-type="float">
            <text:p>1,6927</text:p>
          </table:table-cell>
          <table:table-cell office:value-type="float" office:value="7163.77" calcext:value-type="float">
            <text:p>7163,7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9354" calcext:value-type="float">
            <text:p>0,9354</text:p>
          </table:table-cell>
          <table:table-cell office:value-type="float" office:value="6224.15" calcext:value-type="float">
            <text:p>6224,15</text:p>
          </table:table-cell>
          <table:table-cell office:value-type="float" office:value="2.3283" calcext:value-type="float">
            <text:p>2,3283</text:p>
          </table:table-cell>
          <table:table-cell office:value-type="float" office:value="7437.2" calcext:value-type="float">
            <text:p>7437,2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1.66424" calcext:value-type="float">
            <text:p>1,6642</text:p>
          </table:table-cell>
          <table:table-cell office:value-type="float" office:value="6948.62" calcext:value-type="float">
            <text:p>6948,62</text:p>
          </table:table-cell>
          <table:table-cell office:value-type="float" office:value="5.47777" calcext:value-type="float">
            <text:p>5,4778</text:p>
          </table:table-cell>
          <table:table-cell office:value-type="float" office:value="8840.18" calcext:value-type="float">
            <text:p>8840,18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0.332457" calcext:value-type="float">
            <text:p>0,3325</text:p>
          </table:table-cell>
          <table:table-cell office:value-type="float" office:value="4644.46" calcext:value-type="float">
            <text:p>4644,46</text:p>
          </table:table-cell>
          <table:table-cell office:value-type="float" office:value="4.23569" calcext:value-type="float">
            <text:p>4,2357</text:p>
          </table:table-cell>
          <table:table-cell office:value-type="float" office:value="8303.36" calcext:value-type="float">
            <text:p>8303,36</text:p>
          </table:table-cell>
          <table:table-cell table:number-columns-repeated="9"/>
        </table:table-row>
        <table:table-row table:style-name="ro1">
          <table:table-cell/>
          <table:table-cell table:style-name="ce3" table:formula="of:=(SUM([.B28:.B37])/10)" office:value-type="float" office:value="1.2165427" calcext:value-type="float">
            <text:p>1,2165</text:p>
          </table:table-cell>
          <table:table-cell table:formula="of:=(SUM([.C28:.C37])/10)" office:value-type="float" office:value="6287.456" calcext:value-type="float">
            <text:p>6287,456</text:p>
          </table:table-cell>
          <table:table-cell table:formula="of:=(SUM([.D28:.D37])/10)" office:value-type="float" office:value="4.230924" calcext:value-type="float">
            <text:p>4,2309</text:p>
          </table:table-cell>
          <table:table-cell table:formula="of:=(SUM([.E28:.E37])/10)" office:value-type="float" office:value="8354.687" calcext:value-type="float">
            <text:p>8354,68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000B</text:p>
          </table:table-cell>
          <table:table-cell office:value-type="float" office:value="1.70149" calcext:value-type="float">
            <text:p>1,70149</text:p>
          </table:table-cell>
          <table:table-cell office:value-type="float" office:value="7019.75" calcext:value-type="float">
            <text:p>7019,75</text:p>
          </table:table-cell>
          <table:table-cell office:value-type="float" office:value="5.95615" calcext:value-type="float">
            <text:p>5,9562</text:p>
          </table:table-cell>
          <table:table-cell office:value-type="float" office:value="8004.94" calcext:value-type="float">
            <text:p>8004,9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51501" calcext:value-type="float">
            <text:p>0,451501</text:p>
          </table:table-cell>
          <table:table-cell office:value-type="float" office:value="4870.14" calcext:value-type="float">
            <text:p>4870,14</text:p>
          </table:table-cell>
          <table:table-cell office:value-type="float" office:value="5.5291" calcext:value-type="float">
            <text:p>5,5291</text:p>
          </table:table-cell>
          <table:table-cell office:value-type="float" office:value="8201.76" calcext:value-type="float">
            <text:p>8201,7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248" calcext:value-type="float">
            <text:p>1,248</text:p>
          </table:table-cell>
          <table:table-cell office:value-type="float" office:value="6470.11" calcext:value-type="float">
            <text:p>6470,11</text:p>
          </table:table-cell>
          <table:table-cell office:value-type="float" office:value="4.44619" calcext:value-type="float">
            <text:p>4,4462</text:p>
          </table:table-cell>
          <table:table-cell office:value-type="float" office:value="7746.2" calcext:value-type="float">
            <text:p>7746,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944146" calcext:value-type="float">
            <text:p>0,944146</text:p>
          </table:table-cell>
          <table:table-cell office:value-type="float" office:value="5456.98" calcext:value-type="float">
            <text:p>5456,98</text:p>
          </table:table-cell>
          <table:table-cell office:value-type="float" office:value="5.24876" calcext:value-type="float">
            <text:p>5,2488</text:p>
          </table:table-cell>
          <table:table-cell office:value-type="float" office:value="9069.21" calcext:value-type="float">
            <text:p>9069,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70794" calcext:value-type="float">
            <text:p>1,70794</text:p>
          </table:table-cell>
          <table:table-cell office:value-type="float" office:value="6849.38" calcext:value-type="float">
            <text:p>6849,38</text:p>
          </table:table-cell>
          <table:table-cell office:value-type="float" office:value="2.6198" calcext:value-type="float">
            <text:p>2,6198</text:p>
          </table:table-cell>
          <table:table-cell office:value-type="float" office:value="7443.36" calcext:value-type="float">
            <text:p>7443,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66833" calcext:value-type="float">
            <text:p>1,66833</text:p>
          </table:table-cell>
          <table:table-cell office:value-type="float" office:value="7066.49" calcext:value-type="float">
            <text:p>7066,49</text:p>
          </table:table-cell>
          <table:table-cell office:value-type="float" office:value="6.83955" calcext:value-type="float">
            <text:p>6,8396</text:p>
          </table:table-cell>
          <table:table-cell office:value-type="float" office:value="9391.17" calcext:value-type="float">
            <text:p>9391,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69271" calcext:value-type="float">
            <text:p>1,69271</text:p>
          </table:table-cell>
          <table:table-cell office:value-type="float" office:value="6785.64" calcext:value-type="float">
            <text:p>6785,64</text:p>
          </table:table-cell>
          <table:table-cell office:value-type="float" office:value="2.95041" calcext:value-type="float">
            <text:p>2,9504</text:p>
          </table:table-cell>
          <table:table-cell office:value-type="float" office:value="7626.07" calcext:value-type="float">
            <text:p>7626,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742284" calcext:value-type="float">
            <text:p>0,742284</text:p>
          </table:table-cell>
          <table:table-cell office:value-type="float" office:value="5186.24" calcext:value-type="float">
            <text:p>5186,24</text:p>
          </table:table-cell>
          <table:table-cell office:value-type="float" office:value="3.5481" calcext:value-type="float">
            <text:p>3,5481</text:p>
          </table:table-cell>
          <table:table-cell office:value-type="float" office:value="8588.01" calcext:value-type="float">
            <text:p>8588,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47243" calcext:value-type="float">
            <text:p>1,47243</text:p>
          </table:table-cell>
          <table:table-cell office:value-type="float" office:value="6222.11" calcext:value-type="float">
            <text:p>6222,11</text:p>
          </table:table-cell>
          <table:table-cell office:value-type="float" office:value="4.23766" calcext:value-type="float">
            <text:p>4,2377</text:p>
          </table:table-cell>
          <table:table-cell office:value-type="float" office:value="8088.93" calcext:value-type="float">
            <text:p>8088,9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81764" calcext:value-type="float">
            <text:p>2,81764</text:p>
          </table:table-cell>
          <table:table-cell office:value-type="float" office:value="7136.79" calcext:value-type="float">
            <text:p>7136,79</text:p>
          </table:table-cell>
          <table:table-cell office:value-type="float" office:value="4.76172" calcext:value-type="float">
            <text:p>4,7617</text:p>
          </table:table-cell>
          <table:table-cell office:value-type="float" office:value="8474.92" calcext:value-type="float">
            <text:p>8474,92</text:p>
          </table:table-cell>
          <table:table-cell table:number-columns-repeated="9"/>
        </table:table-row>
        <table:table-row table:style-name="ro1">
          <table:table-cell/>
          <table:table-cell table:style-name="ce2" table:formula="of:=(SUM([.B40:.B49])/10)" office:value-type="float" office:value="1.4446471" calcext:value-type="float">
            <text:p>1,4446471</text:p>
          </table:table-cell>
          <table:table-cell table:formula="of:=(SUM([.C40:.C49])/10)" office:value-type="float" office:value="6306.363" calcext:value-type="float">
            <text:p>6306,363</text:p>
          </table:table-cell>
          <table:table-cell table:style-name="ce6" table:formula="of:=(SUM([.D40:.D49])/10)" office:value-type="float" office:value="4.613744" calcext:value-type="float">
            <text:p>4,6137</text:p>
          </table:table-cell>
          <table:table-cell table:formula="of:=(SUM([.E40:.E49])/10)" office:value-type="float" office:value="8263.457" calcext:value-type="float">
            <text:p>8263,457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000C</text:p>
          </table:table-cell>
          <table:table-cell table:style-name="ce3" office:value-type="float" office:value="1.61373" calcext:value-type="float">
            <text:p>1,6137</text:p>
          </table:table-cell>
          <table:table-cell office:value-type="float" office:value="6788.4" calcext:value-type="float">
            <text:p>6788,4</text:p>
          </table:table-cell>
          <table:table-cell office:value-type="float" office:value="3.31364" calcext:value-type="float">
            <text:p>3,3136</text:p>
          </table:table-cell>
          <table:table-cell office:value-type="float" office:value="8592.67" calcext:value-type="float">
            <text:p>8592,67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1.67493" calcext:value-type="float">
            <text:p>1,6749</text:p>
          </table:table-cell>
          <table:table-cell office:value-type="float" office:value="7192.69" calcext:value-type="float">
            <text:p>7192,69</text:p>
          </table:table-cell>
          <table:table-cell office:value-type="float" office:value="2.95455" calcext:value-type="float">
            <text:p>2,9546</text:p>
          </table:table-cell>
          <table:table-cell office:value-type="float" office:value="7163.36" calcext:value-type="float">
            <text:p>7163,36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0.952986" calcext:value-type="float">
            <text:p>0,9530</text:p>
          </table:table-cell>
          <table:table-cell office:value-type="float" office:value="5311.1" calcext:value-type="float">
            <text:p>5311,1</text:p>
          </table:table-cell>
          <table:table-cell office:value-type="float" office:value="2.10961" calcext:value-type="float">
            <text:p>2,1096</text:p>
          </table:table-cell>
          <table:table-cell office:value-type="float" office:value="6864.59" calcext:value-type="float">
            <text:p>6864,59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2.64412" calcext:value-type="float">
            <text:p>2,6441</text:p>
          </table:table-cell>
          <table:table-cell office:value-type="float" office:value="8479.58" calcext:value-type="float">
            <text:p>8479,58</text:p>
          </table:table-cell>
          <table:table-cell office:value-type="float" office:value="3.60066" calcext:value-type="float">
            <text:p>3,6007</text:p>
          </table:table-cell>
          <table:table-cell office:value-type="float" office:value="7977.89" calcext:value-type="float">
            <text:p>7977,89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1.98309" calcext:value-type="float">
            <text:p>1,9831</text:p>
          </table:table-cell>
          <table:table-cell office:value-type="float" office:value="7029.83" calcext:value-type="float">
            <text:p>7029,83</text:p>
          </table:table-cell>
          <table:table-cell office:value-type="float" office:value="2.78645" calcext:value-type="float">
            <text:p>2,7865</text:p>
          </table:table-cell>
          <table:table-cell office:value-type="float" office:value="6779.97" calcext:value-type="float">
            <text:p>6779,97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1.87454" calcext:value-type="float">
            <text:p>1,8745</text:p>
          </table:table-cell>
          <table:table-cell office:value-type="float" office:value="6610.03" calcext:value-type="float">
            <text:p>6610,03</text:p>
          </table:table-cell>
          <table:table-cell office:value-type="float" office:value="7.12701" calcext:value-type="float">
            <text:p>7,1270</text:p>
          </table:table-cell>
          <table:table-cell office:value-type="float" office:value="9328.72" calcext:value-type="float">
            <text:p>9328,72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1.92898" calcext:value-type="float">
            <text:p>1,9290</text:p>
          </table:table-cell>
          <table:table-cell office:value-type="float" office:value="7331.75" calcext:value-type="float">
            <text:p>7331,75</text:p>
          </table:table-cell>
          <table:table-cell office:value-type="float" office:value="5.30157" calcext:value-type="float">
            <text:p>5,3016</text:p>
          </table:table-cell>
          <table:table-cell office:value-type="float" office:value="9095.04" calcext:value-type="float">
            <text:p>9095,04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0.722183" calcext:value-type="float">
            <text:p>0,7222</text:p>
          </table:table-cell>
          <table:table-cell office:value-type="float" office:value="5305.44" calcext:value-type="float">
            <text:p>5305,44</text:p>
          </table:table-cell>
          <table:table-cell office:value-type="float" office:value="5.33402" calcext:value-type="float">
            <text:p>5,3340</text:p>
          </table:table-cell>
          <table:table-cell office:value-type="float" office:value="8846.7" calcext:value-type="float">
            <text:p>8846,7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1.31507" calcext:value-type="float">
            <text:p>1,3151</text:p>
          </table:table-cell>
          <table:table-cell office:value-type="float" office:value="6265.06" calcext:value-type="float">
            <text:p>6265,06</text:p>
          </table:table-cell>
          <table:table-cell office:value-type="float" office:value="7.07746" calcext:value-type="float">
            <text:p>7,0775</text:p>
          </table:table-cell>
          <table:table-cell office:value-type="float" office:value="9920.19" calcext:value-type="float">
            <text:p>9920,19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float" office:value="1.84137" calcext:value-type="float">
            <text:p>1,8414</text:p>
          </table:table-cell>
          <table:table-cell office:value-type="float" office:value="7367.8" calcext:value-type="float">
            <text:p>7367,8</text:p>
          </table:table-cell>
          <table:table-cell office:value-type="float" office:value="4.65774" calcext:value-type="float">
            <text:p>4,6577</text:p>
          </table:table-cell>
          <table:table-cell office:value-type="float" office:value="8702.84" calcext:value-type="float">
            <text:p>8702,84</text:p>
          </table:table-cell>
          <table:table-cell table:number-columns-repeated="9"/>
        </table:table-row>
        <table:table-row table:style-name="ro1">
          <table:table-cell/>
          <table:table-cell table:style-name="ce3" table:formula="of:=(SUM([.B52:.B61])/10)" office:value-type="float" office:value="1.6550999" calcext:value-type="float">
            <text:p>1,6551</text:p>
          </table:table-cell>
          <table:table-cell table:formula="of:=(SUM([.C52:.C61])/10)" office:value-type="float" office:value="6768.168" calcext:value-type="float">
            <text:p>6768,168</text:p>
          </table:table-cell>
          <table:table-cell table:formula="of:=(SUM([.D52:.D61])/10)" office:value-type="float" office:value="4.426271" calcext:value-type="float">
            <text:p>4,4263</text:p>
          </table:table-cell>
          <table:table-cell table:formula="of:=(SUM([.E52:.E61])/10)" office:value-type="float" office:value="8327.197" calcext:value-type="float">
            <text:p>8327,197</text:p>
          </table:table-cell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12"/>
        </table:table-row>
        <table:table-row table:style-name="ro2">
          <table:table-cell table:number-columns-repeated="3"/>
          <table:table-cell table:style-name="ce4" office:value-type="string" calcext:value-type="string">
            <text:p><text:span text:style-name="T1">const int </text:span><text:span text:style-name="T2">MAX_GENERACIONES </text:span><text:span text:style-name="T3">= </text:span><text:span text:style-name="T4">2000</text:span><text:span text:style-name="T5">;</text:span><text:span text:style-name="T6">const int </text:span><text:span text:style-name="T7">TAM_POBL </text:span><text:span text:style-name="T8">= </text:span><text:span text:style-name="T9">100</text:span><text:span text:style-name="T10">;</text:span><text:span text:style-name="T11">const int </text:span><text:span text:style-name="T12">TAM_ULT </text:span><text:span text:style-name="T13">= </text:span><text:span text:style-name="T14">30</text:span><text:span text:style-name="T15">;</text:span><text:span text:style-name="T11">const double </text:span><text:span text:style-name="T16">PROB_MUTACION </text:span><text:span text:style-name="T17">= </text:span><text:span text:style-name="T18">0.05</text:span><text:span text:style-name="T19">;</text:span><text:span text:style-name="T20">const double </text:span><text:span text:style-name="T21">PORC_MUTACION </text:span><text:span text:style-name="T22">= </text:span><text:span text:style-name="T23">0.01</text:span><text:span text:style-name="T24">;</text:span><text:span text:style-name="T25">const double </text:span><text:span text:style-name="T7">PROB_CRUCE </text:span><text:span text:style-name="T8">= </text:span><text:span text:style-name="T9">0.95</text:span><text:span text:style-name="T10">;</text:span><text:span text:style-name="T20">const double </text:span><text:span text:style-name="T26">PROB_ELITISMO </text:span><text:span text:style-name="T27">= </text:span><text:span text:style-name="T28">0.05</text:span><text:span text:style-name="T29">;</text:span><text:span text:style-name="T30">const double </text:span><text:span text:style-name="T31">PROB_1CUARTIL </text:span><text:span text:style-name="T27">= </text:span><text:span text:style-name="T28">0.5</text:span><text:span text:style-name="T29">;</text:span><text:span text:style-name="T32">const double </text:span><text:span text:style-name="T33">PROB_2CUARTIL </text:span><text:span text:style-name="T13">= </text:span><text:span text:style-name="T14">0.8</text:span><text:span text:style-name="T15">;</text:span><text:span text:style-name="T34">const double </text:span><text:span text:style-name="T35">PROB_3CUARTIL </text:span><text:span text:style-name="T17">= </text:span><text:span text:style-name="T18">0.95</text:span><text:span text:style-name="T19">;</text:span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/>
    </number:number-style>
    <number:number-style style:name="N105">
      <number:number number:decimal-places="4" loext:min-decimal-places="4" number:min-integer-digits="1"/>
    </number:number-style>
    <number:number-style style:name="N106">
      <number:number number:decimal-places="5" loext:min-decimal-places="5" number:min-integer-digits="1"/>
    </number:number-style>
    <number:number-style style:name="N107">
      <number:number number:decimal-places="6" loext:min-decimal-places="6" number:min-integer-digits="1"/>
    </number:number-style>
    <number:number-style style:name="N108">
      <number:number number:decimal-places="7" loext:min-decimal-places="7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9" loext:min-decimal-places="9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7:54:42.7720252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5:55:29.791757289</meta:creation-date>
    <dc:date>2017-05-22T20:00:44.169843327</dc:date>
    <meta:editing-duration>PT1H9M8S</meta:editing-duration>
    <meta:editing-cycles>5</meta:editing-cycles>
    <meta:generator>LibreOffice/5.3.1.2$Linux_X86_64 LibreOffice_project/30m0$Build-2</meta:generator>
    <meta:document-statistic meta:table-count="1" meta:cell-count="271" meta:object-count="0"/>
  </office:meta>
</office:document-meta>
</file>